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table:style-name="ce15"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table:style-name="ce15"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table:style-name="ce4" office:value-type="string" calcext:value-type="string">
            <text:p>19-3</text:p>
          </table:table-cell>
          <table:table-cell table:style-name="ce4"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 table:style-name="ce16"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 table:style-name="ce16"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 table:style-name="ce16"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17T17:30:51.080259759</dc:date>
    <meta:editing-duration>P1DT12H34M13S</meta:editing-duration>
    <meta:editing-cycles>176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